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color="#11111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05cm" svg:height="8.996cm" svg:x="17.668cm" svg:y="2.497cm">
            <draw:object draw:notify-on-update-of-ranges="Data.A14:Data.A22 Data.B13:Data.B13 Data.B14:Data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DC Voltage (V)</text:p>
          </table:table-cell>
          <table:table-cell table:style-name="ce1" office:value-type="string" calcext:value-type="string">
            <text:p>Calculated Capacitance (pF)</text:p>
          </table:table-cell>
          <table:table-cell table:style-name="ce1" office:value-type="string" calcext:value-type="string">
            <text:p>Nominal Capacitance (pF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100 pF and COM</text:p>
          </table:table-cell>
          <table:table-cell office:value-type="float" office:value="4.934" calcext:value-type="float">
            <text:p>4.934</text:p>
          </table:table-cell>
          <table:table-cell table:formula="of:=ROUND(([.B2]/[.B$2])*100;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COM</text:p>
          </table:table-cell>
          <table:table-cell office:value-type="float" office:value="2.553" calcext:value-type="float">
            <text:p>2.553</text:p>
          </table:table-cell>
          <table:table-cell table:formula="of:=ROUND(([.B3]/[.B$2])*100;1)" office:value-type="float" office:value="51.7" calcext:value-type="float">
            <text:p>51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COM</text:p>
          </table:table-cell>
          <table:table-cell office:value-type="float" office:value="1.211" calcext:value-type="float">
            <text:p>1.211</text:p>
          </table:table-cell>
          <table:table-cell table:formula="of:=ROUND(([.B4]/[.B$2])*100;1)"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Series</text:p>
          </table:table-cell>
          <table:table-cell office:value-type="float" office:value="0.889" calcext:value-type="float">
            <text:p>0.889</text:p>
          </table:table-cell>
          <table:table-cell table:formula="of:=ROUND(([.B5]/[.B$2])*100;1)" office:value-type="float" office:value="18" calcext:value-type="float">
            <text:p>18</text:p>
          </table:table-cell>
          <table:table-cell table:formula="of:=ROUND(1/((1/22) + (1/47)); 1)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Series</text:p>
          </table:table-cell>
          <table:table-cell office:value-type="float" office:value="1.02" calcext:value-type="float">
            <text:p>1.02</text:p>
          </table:table-cell>
          <table:table-cell table:formula="of:=ROUND(([.B6]/[.B$2])*100;1)" office:value-type="float" office:value="20.7" calcext:value-type="float">
            <text:p>20.7</text:p>
          </table:table-cell>
          <table:table-cell table:formula="of:=ROUND(1/((1/22) + (1/100)); 1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Series</text:p>
          </table:table-cell>
          <table:table-cell office:value-type="float" office:value="1.752" calcext:value-type="float">
            <text:p>1.752</text:p>
          </table:table-cell>
          <table:table-cell table:formula="of:=ROUND(([.B7]/[.B$2])*100;1)" office:value-type="float" office:value="35.5" calcext:value-type="float">
            <text:p>35.5</text:p>
          </table:table-cell>
          <table:table-cell table:formula="of:=ROUND(1/((1/100) + (1/47)); 1)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47 pF Parallel</text:p>
          </table:table-cell>
          <table:table-cell office:value-type="float" office:value="3.792" calcext:value-type="float">
            <text:p>3.792</text:p>
          </table:table-cell>
          <table:table-cell table:formula="of:=ROUND(([.B8]/[.B$2])*100;1)" office:value-type="float" office:value="76.9" calcext:value-type="float">
            <text:p>76.9</text:p>
          </table:table-cell>
          <table:table-cell table:formula="of:=22+47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2 pF and 100 pF Parallel</text:p>
          </table:table-cell>
          <table:table-cell office:value-type="float" office:value="6.23" calcext:value-type="float">
            <text:p>6.23</text:p>
          </table:table-cell>
          <table:table-cell table:formula="of:=ROUND(([.B9]/[.B$2])*100;1)" office:value-type="float" office:value="126.3" calcext:value-type="float">
            <text:p>126.3</text:p>
          </table:table-cell>
          <table:table-cell table:formula="of:=22+100" office:value-type="float" office:value="122" calcext:value-type="float">
            <text:p>1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7 pF and 100 pF Parallel</text:p>
          </table:table-cell>
          <table:table-cell office:value-type="float" office:value="7.53" calcext:value-type="float">
            <text:p>7.53</text:p>
          </table:table-cell>
          <table:table-cell table:formula="of:=ROUND(([.B10]/[.B$2])*100;1)" office:value-type="float" office:value="152.6" calcext:value-type="float">
            <text:p>152.6</text:p>
          </table:table-cell>
          <table:table-cell table:formula="of:=47+100" office:value-type="float" office:value="147" calcext:value-type="float">
            <text:p>14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Volume of Cyclohexane (mL)</text:p>
          </table:table-cell>
          <table:table-cell table:style-name="ce2" office:value-type="string" calcext:value-type="string">
            <text:p>Voltage (mV)</text:p>
          </table:table-cell>
          <table:table-cell table:style-name="ce2" table:number-columns-repeated="1022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356.9" calcext:value-type="float">
            <text:p>356.9</text:p>
          </table:table-cell>
          <table:table-cell table:number-columns-repeated="102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float" office:value="378.3" calcext:value-type="float">
            <text:p>378.3</text:p>
          </table:table-cell>
          <table:table-cell table:number-columns-repeated="102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405.1" calcext:value-type="float">
            <text:p>405.1</text:p>
          </table:table-cell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float" office:value="428.5" calcext:value-type="float">
            <text:p>428.5</text:p>
          </table:table-cell>
          <table:table-cell table:number-columns-repeated="102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float" office:value="453.3" calcext:value-type="float">
            <text:p>453.3</text:p>
          </table:table-cell>
          <table:table-cell table:number-columns-repeated="102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float" office:value="478.7" calcext:value-type="float">
            <text:p>478.7</text:p>
          </table:table-cell>
          <table:table-cell table:number-columns-repeated="102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500.5" calcext:value-type="float">
            <text:p>500.5</text:p>
          </table:table-cell>
          <table:table-cell table:number-columns-repeated="102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522.5" calcext:value-type="float">
            <text:p>522.5</text:p>
          </table:table-cell>
          <table:table-cell table:number-columns-repeated="102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545.5" calcext:value-type="float">
            <text:p>545.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4:07:31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3:21:59.225000000</meta:creation-date>
    <meta:generator>LibreOffice/6.4.0.3$Windows_X86_64 LibreOffice_project/b0a288ab3d2d4774cb44b62f04d5d28733ac6df8</meta:generator>
    <dc:date>2020-03-05T04:08:20.452000000</dc:date>
    <meta:editing-duration>PT28M21S</meta:editing-duration>
    <meta:editing-cycles>5</meta:editing-cycles>
    <meta:document-statistic meta:table-count="1" meta:cell-count="5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plot-area chart:style-name="ch2" table:cell-range-address="Data.A14:Data.B22 Data.B13:Data.B13" chart:data-source-has-labels="row" svg:x="1.321cm" svg:y="0.179cm" svg:width="14.365cm" svg:height="7.668cm">
          <chartooo:coordinate-region svg:x="2.144cm" svg:y="0.382cm" svg:width="13.35cm" svg:height="6.812cm"/>
          <chart:axis chart:dimension="x" chart:name="primary-x" chart:style-name="ch3">
            <chart:title svg:x="7.112cm" svg:y="8.026cm" chart:style-name="ch4">
              <text:p>mL of Cyclohexane</text:p>
            </chart:title>
          </chart:axis>
          <chart:axis chart:dimension="y" chart:name="primary-y" chart:style-name="ch3">
            <chart:title svg:x="0.451cm" svg:y="4.97cm" chart:style-name="ch5">
              <text:p>Voltage (mV)</text:p>
            </chart:title>
            <chart:grid chart:style-name="ch6" chart:class="major"/>
          </chart:axis>
          <chart:series chart:style-name="ch7" chart:values-cell-range-address="Data.B14:Data.B22" chart:label-cell-address="Data.B13:Data.B13" chart:class="chart:scatter">
            <chart:domain table:cell-range-address="Data.A14:Data.A22"/>
            <chart:regression-curve chart:style-name="ch8">
              <chart:equation chart:display-equation="true" chart:display-r-square="true" svg:x="9.51cm" svg:y="1.969cm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 (mV)</text:p>
                <draw:g>
                  <svg:desc>Data.B13:Data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4:Data.A22</svg:desc>
                </draw:g>
              </table:table-cell>
              <table:table-cell office:value-type="float" office:value="356.9">
                <text:p>356.9</text:p>
                <draw:g>
                  <svg:desc>Data.B14:Data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53.3">
                <text:p>45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8.7">
                <text:p>4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45.5">
                <text:p>5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